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44F5855F5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f3333" draw:marker-start-width="0.5cm" draw:marker-end-width="0.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cm"/>
    </style:style>
    <style:style style:name="gr8" style:family="graphic" style:parent-style-name="standard">
      <style:graphic-properties draw:stroke="none" svg:stroke-color="#000000" draw:fill="none" draw:fill-color="#ffffff" fo:min-height="1.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057cm" svg:height="3.277cm" svg:x="1.8cm" svg:y="3.1cm">
          <draw:image xlink:href="Pictures/10000000000001F400000144F5855F5C.jpg" xlink:type="simple" xlink:show="embed" xlink:actuate="onLoad">
            <text:p/>
          </draw:image>
        </draw:frame>
        <draw:custom-shape draw:style-name="gr2" draw:text-style-name="P1" draw:layer="layout" svg:width="2.8cm" svg:height="3cm" svg:x="3cm" svg:y="3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3.9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cm" svg:height="0.4cm" svg:x="3.901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cm" svg:height="0.4cm" svg:x="3.902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cm" svg:height="0.4cm" svg:x="3.903cm" svg:y="17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cm" svg:height="0.4cm" svg:x="3.904cm" svg:y="1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5.057cm" svg:height="3.277cm" svg:x="1.801cm" svg:y="6.701cm">
          <draw:image xlink:href="Pictures/10000000000001F400000144F5855F5C.jpg" xlink:type="simple" xlink:show="embed" xlink:actuate="onLoad">
            <text:p/>
          </draw:image>
        </draw:frame>
        <draw:custom-shape draw:style-name="gr2" draw:text-style-name="P1" draw:layer="layout" svg:width="2.601cm" svg:height="2.9cm" svg:x="2.6cm" svg:y="7.00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057cm" svg:height="3.277cm" svg:x="1.802cm" svg:y="10.302cm">
          <draw:image xlink:href="Pictures/10000000000001F400000144F5855F5C.jpg" xlink:type="simple" xlink:show="embed" xlink:actuate="onLoad">
            <text:p/>
          </draw:image>
        </draw:frame>
        <draw:custom-shape draw:style-name="gr2" draw:text-style-name="P1" draw:layer="layout" svg:width="2.2cm" svg:height="2.9cm" svg:x="2.7cm" svg:y="10.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057cm" svg:height="3.277cm" svg:x="1.803cm" svg:y="18.703cm">
          <draw:image xlink:href="Pictures/10000000000001F400000144F5855F5C.jpg" xlink:type="simple" xlink:show="embed" xlink:actuate="onLoad">
            <text:p/>
          </draw:image>
        </draw:frame>
        <draw:custom-shape draw:style-name="gr2" draw:text-style-name="P1" draw:layer="layout" svg:width="3.097cm" svg:height="2.9cm" svg:x="3.003cm" svg:y="19.00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54cm" svg:height="1.5cm" svg:x="12cm" svg:y="13.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627.9221959643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5.057cm" svg:height="3.277cm" svg:x="15.2cm" svg:y="12.2cm">
          <draw:image xlink:href="Pictures/10000000000001F400000144F5855F5C.jpg" xlink:type="simple" xlink:show="embed" xlink:actuate="onLoad">
            <text:p/>
          </draw:image>
        </draw:frame>
        <draw:custom-shape draw:style-name="gr2" draw:text-style-name="P1" draw:layer="layout" svg:width="2.2cm" svg:height="2.9cm" svg:x="16.4cm" svg:y="12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cm" svg:height="2.3cm" svg:x="11.6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6.8cm" svg:y1="4.8cm" svg:x2="11.6cm" svg:y2="13.9cm">
          <text:p/>
        </draw:line>
        <draw:line draw:style-name="gr6" draw:text-style-name="P1" draw:layer="layout" svg:x1="6.8cm" svg:y1="8.5cm" svg:x2="11.6cm" svg:y2="13.9cm">
          <text:p/>
        </draw:line>
        <draw:line draw:style-name="gr6" draw:text-style-name="P1" draw:layer="layout" svg:x1="6.8cm" svg:y1="12cm" svg:x2="11.6cm" svg:y2="13.9cm">
          <text:p/>
        </draw:line>
        <draw:line draw:style-name="gr6" draw:text-style-name="P1" draw:layer="layout" svg:x1="6.8cm" svg:y1="20.3cm" svg:x2="11.6cm" svg:y2="13.9cm">
          <text:p/>
        </draw:line>
        <draw:line draw:style-name="gr6" draw:text-style-name="P1" draw:layer="layout" svg:x1="13.9cm" svg:y1="13.9cm" svg:x2="15.2cm" svg:y2="13.9cm">
          <text:p/>
        </draw:line>
        <draw:frame draw:style-name="gr7" draw:layer="layout" svg:width="6.9cm" svg:height="0.962cm" svg:x="1.4cm" svg:y="1.3cm">
          <draw:text-box>
            <text:p>Member Detections</text:p>
          </draw:text-box>
        </draw:frame>
        <draw:frame draw:style-name="gr8" draw:layer="layout" svg:width="4.1cm" svg:height="1.35cm" svg:x="11.2cm" svg:y="1.3cm">
          <draw:text-box>
            <text:p>Combine</text:p>
          </draw:text-box>
        </draw:frame>
        <draw:frame draw:style-name="gr8" draw:layer="layout" svg:width="4.8cm" svg:height="1.35cm" svg:x="15.5cm" svg:y="1.3cm">
          <draw:text-box>
            <text:p>Final Detec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9T11:23:06.547266972</meta:creation-date>
    <dc:date>2017-05-29T11:44:57.753546844</dc:date>
    <meta:editing-duration>PT6M29S</meta:editing-duration>
    <meta:editing-cycles>2</meta:editing-cycles>
    <meta:generator>LibreOffice/4.2.8.2$Linux_X86_64 LibreOffice_project/420m0$Build-2</meta:generator>
    <meta:document-statistic meta:object-count="25"/>
  </office:meta>
</office:document-meta>
</file>